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L1">
      <style:paragraph-properties fo:line-height="200%"/>
    </style:style>
    <style:style style:name="P8" style:family="paragraph" style:parent-style-name="List_20_Paragraph">
      <style:paragraph-properties fo:margin-left="1in" fo:margin-right="0in" fo:line-height="200%" fo:text-indent="0in" style:auto-text-indent="false"/>
    </style:style>
    <style:style style:name="P9" style:family="paragraph" style:parent-style-name="List_20_Paragraph">
      <style:paragraph-properties fo:margin-left="1in" fo:margin-right="0in" fo:line-height="200%" fo:text-align="center" style:justify-single-word="false" fo:text-indent="0in" style:auto-text-indent="false"/>
    </style:style>
    <style:style style:name="P10" style:family="paragraph" style:parent-style-name="Header" style:master-page-name="Converted1">
      <style:paragraph-properties style:page-number="auto"/>
    </style:style>
    <style:style style:name="P11" style:family="paragraph" style:parent-style-name="Footer" style:master-page-name="Converted2">
      <style:paragraph-properties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per 58%"/>
    </style:style>
    <text:list-style style:name="L1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cholastic Chess Coach</text:span></text:p>
      <text:p text:style-name="Standard"><text:span text:style-name="T2">Tony Sanders Jr.</text:span></text:p>
      <text:p text:style-name="P1"/>
      <text:p text:style-name="Standard"><text:span text:style-name="T2">Cell: (336) 473-4511</text:span></text:p>
      <text:p text:style-name="P1"/>
      <text:p text:style-name="Standard"><text:span text:style-name="T2">Email: collegechess@yahoo.com</text:span></text:p>
      <text:p text:style-name="P1"/>
      <text:p text:style-name="Standard"><text:span text:style-name="T2">Location: Winston Salem, North Carolina</text:span></text:p>
      <text:p text:style-name="P1"/>
      <text:p text:style-name="Standard"><text:s/>I have played chess for five years, and possess the skills, patience and resources necessary for basic instruction. I have scored above average in most long-running tournaments, as shown on the North Carolina Chess Association website results. I work well with the age range of 6-16 years old, but older and younger students are equally accepted. I instruct unrated players, and players with a rating of 500-1000. I do teach groups, but this will be slightly more expensive per person. If you would like a lesson on a particular concept of chess, the time and price varies and is negotiable. <text:span text:style-name="T3">Call the number above for more information</text:span>, and if you are interested in scheduling lessons, you can call or email me at <text:a xlink:type="simple" xlink:href="mailto:collegechess@yahoo.com"><text:span text:style-name="Internet_20_link">collegechess@yahoo.com</text:span></text:a> and let me know your name, where you would like the lesson, your availability, etc.</text:p>
      <text:p text:style-name="P3"/>
      <text:p text:style-name="P3"><text:span text:style-name="T4">**I instruct with the belief that this is a growing process for student, parent and instructor, and to understand the student these lessons must be collectively the decision of the child and parent(s)**</text:span></text:p>
      <text:p text:style-name="P4"/>
      <text:p text:style-name="P5">Chess has many benefits:</text:p>
      <text:p text:style-name="P5"/>
      <text:list xml:id="list32497198" text:style-name="L1">
        <text:list-item>
          <text:p text:style-name="P7">An increase in IQ </text:p>
        </text:list-item>
        <text:list-item>
          <text:p text:style-name="P7">More focus and thought demonstrated in life by use of critical thinking and patience. These are great attributes for any child to learn or improve.</text:p>
        </text:list-item>
        <text:list-item>
          <text:p text:style-name="P7">A talent that will need to be nurtured, and in return may take you and your child to new places of travel for chess events near and far!</text:p>
        </text:list-item>
      </text:list>
      <text:p text:style-name="P8"/>
      <text:p text:style-name="P9">GOD BLESS!!!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Calibri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0417in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665in" fo:margin-bottom="0.0417in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665in" fo:margin-bottom="0.0417in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top="0.1665in" fo:margin-bottom="0.0417in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class="text" style:default-outline-level="9">
      <style:paragraph-properties fo:margin-top="0.1665in" fo:margin-bottom="0.0417in"/>
      <style:text-properties style:font-name="Cambria" fo:font-size="11pt" style:font-size-asian="11pt" style:font-name-complex="F" style:font-size-complex="11pt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Cambria" fo:font-size="14pt" fo:font-style="italic" style:font-size-asian="14pt" style:font-style-asian="italic" style:font-name-complex="F" style:font-size-complex="14pt" style:font-style-complex="italic"/>
    </style:style>
    <style:style style:name="No_20_Spacing" style:display-name="No Spacing" style:family="paragraph" style:parent-style-name="Standard">
      <style:text-properties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Quote" style:family="paragraph" style:parent-style-name="Standard">
      <style:text-properties fo:font-style="italic" style:font-style-asian="italic"/>
    </style:style>
    <style:style style:name="Intense_20_Quote" style:display-name="Intense Quote" style:family="paragraph" style:parent-style-name="Standard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complex="F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size-asian="12pt" style:font-name-complex="F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F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style:page-number="auto"/>
    </style:style>
    <style:style style:name="MP2" style:family="paragraph" style:parent-style-name="Footer" style:master-page-name="Converted2">
      <style:paragraph-properties style:page-number="auto"/>
    </style:style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 the enrichment of young minds in Winston-Salem</text:p>
      </style:header>
      <style:footer>
        <text:p text:style-name="MP2">First day of Instructions begins May 10<text:span text:style-name="MT1">th</text:span>. Claim your session now!!<text:tab/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dEx Office</meta:initial-creator>
    <dc:creator>Sethra</dc:creator>
    <meta:editing-cycles>3</meta:editing-cycles>
    <meta:creation-date>2010-03-14T23:19:00</meta:creation-date>
    <dc:date>2010-05-07T15:17:00</dc:date>
    <meta:editing-duration>PT00H00M26S</meta:editing-duration>
    <meta:generator>OpenOffice.org/3.0$Win32 OpenOffice.org_project/300m15$Build-9379</meta:generator>
    <meta:document-statistic meta:table-count="0" meta:image-count="0" meta:object-count="0" meta:page-count="1" meta:paragraph-count="14" meta:word-count="272" meta:character-count="1606"/>
    <meta:template xlink:type="simple" xlink:actuate="onRequest" xlink:title="Normal" xlink:href=""/>
  </office:meta>
</office:document-meta>
</file>